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ResponseException.setTitle( @ Nullable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setInstance( @ Nullable URI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setType( URI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ErrorResponseException( HttpStatusCode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setDetail( @ Nullable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initMessageDetailCode( @ Nullable String messageDetail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ResponseException.ErrorResponseException( HttpStatusCode status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ErrorResponseException( HttpStatusCode status , ProblemDetail body , @ Nullable Throwable cause , @ Nullable String messageDetailCode , @ Nullable Object [ ] messageDetail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ResponseException.ErrorResponseException( HttpStatusCode status , ProblemDetail body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ResponseException.getDetailMess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